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6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7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7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4" style:family="paragraph" style:parent-style-name="Normal">
      <style:paragraph-properties fo:text-align="justify" style:justify-single-word="false" fo:orphans="0" fo:widows="0" style:text-autospace="none"/>
    </style:style>
    <style:style style:name="P5" style:family="paragraph" style:parent-style-name="Normal">
      <style:paragraph-properties fo:orphans="0" fo:widows="0" style:text-autospace="none"/>
    </style:style>
    <style:style style:name="P6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7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8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9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10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11" style:family="paragraph" style:parent-style-name="Normal">
      <style:paragraph-properties fo:orphans="0" fo:widows="0" style:text-autospace="none"/>
      <style:text-properties fo:font-size="9pt" officeooo:rsid="002169b7" officeooo:paragraph-rsid="002169b7" style:font-size-asian="9pt" style:font-size-complex="9pt"/>
    </style:style>
    <style:style style:name="P12" style:family="paragraph" style:parent-style-name="Normal">
      <style:paragraph-properties fo:text-align="center" style:justify-single-word="false" fo:orphans="0" fo:widows="0" style:text-autospace="none"/>
      <style:text-properties fo:font-size="9pt" officeooo:rsid="002169b7" officeooo:paragraph-rsid="002169b7" style:font-size-asian="9pt" style:font-size-complex="9pt"/>
    </style:style>
    <style:style style:name="P13" style:family="paragraph" style:parent-style-name="Normal">
      <style:paragraph-properties fo:text-align="center" style:justify-single-word="false" fo:orphans="0" fo:widows="0" style:text-autospace="none"/>
      <style:text-properties fo:font-size="9pt" officeooo:rsid="00217bb8" officeooo:paragraph-rsid="00217bb8" style:font-size-asian="9pt" style:font-size-complex="9pt"/>
    </style:style>
    <style:style style:name="P14" style:family="paragraph" style:parent-style-name="Normal">
      <style:paragraph-properties fo:orphans="0" fo:widows="0" style:text-autospace="none"/>
      <style:text-properties fo:font-size="9pt" officeooo:rsid="00217bb8" officeooo:paragraph-rsid="00217bb8" style:font-size-asian="9pt" style:font-size-complex="9pt"/>
    </style:style>
    <style:style style:name="P15" style:family="paragraph" style:parent-style-name="Normal">
      <style:paragraph-properties fo:orphans="0" fo:widows="0" style:text-autospace="none"/>
      <style:text-properties fo:font-size="9pt" officeooo:rsid="0022f747" officeooo:paragraph-rsid="0022f747" style:font-size-asian="9pt" style:font-size-complex="9pt"/>
    </style:style>
    <style:style style:name="P16" style:family="paragraph" style:parent-style-name="Normal">
      <style:paragraph-properties fo:line-height="0.353cm" fo:orphans="0" fo:widows="0" style:text-autospace="none"/>
    </style:style>
    <style:style style:name="P17" style:family="paragraph" style:parent-style-name="Normal">
      <style:paragraph-properties fo:line-height="0.603cm" fo:orphans="0" fo:widows="0" style:text-autospace="none"/>
    </style:style>
    <style:style style:name="P18" style:family="paragraph" style:parent-style-name="Normal">
      <style:paragraph-properties fo:line-height="0.473cm" fo:orphans="0" fo:widows="0" style:text-autospace="none"/>
    </style:style>
    <style:style style:name="P19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20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21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22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23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24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25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6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7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9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30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31" style:family="paragraph" style:parent-style-name="Normal" style:list-style-name="L1">
      <style:paragraph-properties fo:orphans="0" fo:widows="0" style:text-autospace="none"/>
      <style:text-properties fo:font-weight="normal" officeooo:rsid="001c1f53" officeooo:paragraph-rsid="001c5452" style:font-weight-asian="normal" style:font-weight-complex="normal"/>
    </style:style>
    <style:style style:name="P32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33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29878a" style:font-weight-asian="bold" style:font-weight-complex="bold"/>
    </style:style>
    <style:style style:name="T9" style:family="text">
      <style:text-properties fo:font-weight="bold" officeooo:rsid="001a8f93" style:font-weight-asian="bold"/>
    </style:style>
    <style:style style:name="T10" style:family="text">
      <style:text-properties fo:font-weight="bold" officeooo:rsid="001d4f5e" style:font-weight-asian="bold"/>
    </style:style>
    <style:style style:name="T11" style:family="text">
      <style:text-properties style:text-scale="99%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a0db" style:font-weight-asian="normal" style:font-weight-complex="normal"/>
    </style:style>
    <style:style style:name="T14" style:family="text">
      <style:text-properties fo:font-weight="normal" officeooo:rsid="001d01f4" style:font-weight-asian="normal" style:font-weight-complex="normal"/>
    </style:style>
    <style:style style:name="T15" style:family="text">
      <style:text-properties fo:font-weight="normal" officeooo:rsid="001bb5bc" style:font-weight-asian="normal" style:font-weight-complex="normal"/>
    </style:style>
    <style:style style:name="T16" style:family="text">
      <style:text-properties fo:font-weight="normal" officeooo:rsid="001c40b4" style:font-weight-asian="normal" style:font-weight-complex="normal"/>
    </style:style>
    <style:style style:name="T17" style:family="text">
      <style:text-properties fo:font-weight="normal" officeooo:rsid="001e2dcc" style:font-weight-asian="normal" style:font-weight-complex="normal"/>
    </style:style>
    <style:style style:name="T18" style:family="text">
      <style:text-properties fo:font-weight="normal" officeooo:rsid="0025f217" style:font-weight-asian="normal" style:font-weight-complex="normal"/>
    </style:style>
    <style:style style:name="T19" style:family="text">
      <style:text-properties fo:font-weight="normal" officeooo:rsid="00274f40" style:font-weight-asian="normal" style:font-weight-complex="normal"/>
    </style:style>
    <style:style style:name="T20" style:family="text">
      <style:text-properties officeooo:rsid="001da0db"/>
    </style:style>
    <style:style style:name="T21" style:family="text">
      <style:text-properties officeooo:rsid="002169b7"/>
    </style:style>
    <style:style style:name="T22" style:family="text">
      <style:text-properties officeooo:rsid="00217b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/>
          </table:table-cell>
          <table:covered-table-cell/>
        </table:table-row>
        <table:table-row table:style-name="Table1.3">
          <table:table-cell table:style-name="Table1.A3" office:value-type="string">
            <text:p text:style-name="P3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8">0</text:span></text:span><text:span text:style-name="Default_20_Paragraph_20_Font"><text:span text:style-name="T6">4</text:span></text:span></text:p>
          </table:table-cell>
          <table:table-cell table:style-name="Table1.A1" office:value-type="string">
            <text:p text:style-name="P4"><text:span text:style-name="Default_20_Paragraph_20_Font"><text:span text:style-name="T4">Test Designed by: </text:span></text:span><text:span text:style-name="Default_20_Paragraph_20_Font"><text:span text:style-name="T9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0">Medium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Designed date: </text:span></text:span><text:span text:style-name="Default_20_Paragraph_20_Font"><text:span text:style-name="T9">23/06/19</text:span></text:span></text:p>
          </table:table-cell>
        </table:table-row>
        <table:table-row table:style-name="Table1.5">
          <table:table-cell table:style-name="Table1.A3" office:value-type="string">
            <text:p text:style-name="P3"><text:span text:style-name="Default_20_Paragraph_20_Font"><text:span text:style-name="T5">Module Name: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Test Title: </text:span></text:span><text:span text:style-name="Default_20_Paragraph_20_Font"><text:span text:style-name="T7">Requisito 4 Ficha de Evaluación</text:span></text:span></text:p>
          </table:table-cell>
          <table:table-cell table:style-name="Table1.A1" office:value-type="string">
            <text:p text:style-name="P5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3"><text:span text:style-name="Default_20_Paragraph_20_Font"><text:span text:style-name="T5">Description: </text:span></text:span><text:span text:style-name="Default_20_Paragraph_20_Font"><text:span text:style-name="T17">Testear que el administrador pueda gestionar evaluadores en evaluaciones </text:span></text:span><text:span text:style-name="Default_20_Paragraph_20_Font"><text:span text:style-name="T18">no abiertas.</text:span></text:span></text:p>
          </table:table-cell>
          <table:table-cell table:style-name="Table1.A1" office:value-type="string">
            <text:p text:style-name="P5"/>
          </table:table-cell>
        </table:table-row>
        <table:table-row table:style-name="Table1.8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5"/>
          </table:table-cell>
        </table:table-row>
        <table:table-row table:style-name="Table1.9">
          <table:table-cell table:style-name="Table1.B8" office:value-type="string">
            <text:p text:style-name="P6"/>
          </table:table-cell>
          <table:table-cell table:style-name="Table1.B8" office:value-type="string">
            <text:p text:style-name="P6"/>
          </table:table-cell>
        </table:table-row>
        <table:table-row table:style-name="Table1.10">
          <table:table-cell table:style-name="Table1.A3" table:number-columns-spanned="2" office:value-type="string">
            <text:p text:style-name="P19">Pre-conditions: </text:p>
            <text:list xml:id="list3402481717" text:style-name="L1">
              <text:list-item>
                <text:p text:style-name="P29"><text:span text:style-name="T14">U</text:span><text:span text:style-name="T15">n curso, con al menos un grupo de un </text:span><text:span text:style-name="T13">alumno</text:span><text:span text:style-name="T15"> y</text:span><text:span text:style-name="T14">a creados</text:span><text:span text:style-name="T13">.</text:span></text:p>
              </text:list-item>
              <text:list-item>
                <text:p text:style-name="P30"><text:span text:style-name="T13">U</text:span><text:span text:style-name="T12">n usuario admin.</text:span></text:p>
              </text:list-item>
              <text:list-item>
                <text:p text:style-name="P31"><text:span text:style-name="T21">Dos</text:span> usuarios evaluadores, con nombres “evaluador 1”, “evaluador 2”.</text:p>
              </text:list-item>
              <text:list-item>
                <text:p text:style-name="P32">Una rúbrica llamada “Rúbrica 1”.</text:p>
              </text:list-item>
              <text:list-item>
                <text:p text:style-name="P29"><text:span text:style-name="T13">Una evaluación </text:span><text:span text:style-name="T19">abierta</text:span><text:span text:style-name="T13"> llamada “Evaluación 1” asociada a “Rúbrica 1” </text:span><text:span text:style-name="T16">y al curso creado</text:span><text:span text:style-name="T13">.</text:span></text:p>
              </text:list-item>
            </text:list>
            <text:p text:style-name="P21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20">Dependencies: </text:p>
            <text:p text:style-name="P22">Login de admin, creación de evaluadores, gestión de evaluaciones y rúbricas.</text:p>
          </table:table-cell>
          <table:covered-table-cell/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3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6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7">Test Data</text:p>
          </table:table-cell>
          <table:table-cell table:style-name="Table2.D1" office:value-type="string">
            <text:p text:style-name="P28">Expected Result</text:p>
          </table:table-cell>
          <table:table-cell table:style-name="Table2.E1" office:value-type="string">
            <text:p text:style-name="P28">Actual Result</text:p>
          </table:table-cell>
          <table:table-cell table:style-name="Table2.F1" office:value-type="string">
            <text:p text:style-name="P28">Status (Pass/Fail)</text:p>
          </table:table-cell>
          <table:table-cell table:style-name="Table2.G1" office:value-type="string">
            <text:p text:style-name="P28">Notes</text:p>
          </table:table-cell>
        </table:table-row>
        <table:table-row table:style-name="Table2.2">
          <table:table-cell table:style-name="Table2.A2" office:value-type="string">
            <text:p text:style-name="P24"><text:span text:style-name="Default_20_Paragraph_20_Font"><text:span text:style-name="T11">1</text:span></text:span></text:p>
          </table:table-cell>
          <table:table-cell table:style-name="Table2.B2" office:value-type="string">
            <text:p text:style-name="P8">Hacer login de admin con las credenciales existentes.</text:p>
          </table:table-cell>
          <table:table-cell table:style-name="Table2.B2" office:value-type="string">
            <text:p text:style-name="P6"/>
          </table:table-cell>
          <table:table-cell table:style-name="Table2.D2" office:value-type="string">
            <text:p text:style-name="P9">El usuario puede ver la landing page.</text:p>
          </table:table-cell>
          <table:table-cell table:style-name="Table2.E2" office:value-type="string">
            <text:p text:style-name="P6"/>
          </table:table-cell>
          <table:table-cell table:style-name="Table2.F2" office:value-type="string">
            <text:p text:style-name="P6"/>
          </table:table-cell>
          <table:table-cell table:style-name="Table2.G2" office:value-type="string">
            <text:p text:style-name="P6"><text:s/></text:p>
          </table:table-cell>
        </table:table-row>
        <table:table-row table:style-name="Table2.3">
          <table:table-cell table:style-name="Table2.A2" office:value-type="string">
            <text:p text:style-name="P24"><text:span text:style-name="Default_20_Paragraph_20_Font"><text:span text:style-name="T11">2</text:span></text:span></text:p>
          </table:table-cell>
          <table:table-cell table:style-name="Table2.B2" office:value-type="string">
            <text:p text:style-name="P8">Entrar a la vist<text:span text:style-name="T20">a</text:span> de las evaluaciónes.</text:p>
          </table:table-cell>
          <table:table-cell table:style-name="Table2.B2" office:value-type="string">
            <text:p text:style-name="P6"/>
          </table:table-cell>
          <table:table-cell table:style-name="Table2.D3" office:value-type="string">
            <text:p text:style-name="P9">Se despliegan la<text:span text:style-name="T20">s evaluaciones existentes.</text:span></text:p>
          </table:table-cell>
          <table:table-cell table:style-name="Table2.E3" office:value-type="string">
            <text:p text:style-name="P6"/>
          </table:table-cell>
          <table:table-cell table:style-name="Table2.F3" office:value-type="string">
            <text:p text:style-name="P6"/>
          </table:table-cell>
          <table:table-cell table:style-name="Table2.G3" office:value-type="string">
            <text:p text:style-name="P6"/>
          </table:table-cell>
        </table:table-row>
        <table:table-row table:style-name="Table2.4"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8">Entrar al detalle de la evaluación “<text:span text:style-name="T20">Evaluación 1”.</text:span></text:p>
          </table:table-cell>
          <table:table-cell table:style-name="Table2.B2" office:value-type="string">
            <text:p text:style-name="P6"/>
          </table:table-cell>
          <table:table-cell table:style-name="Table2.D4" office:value-type="string">
            <text:p text:style-name="P10">Se despliega el detalle de la evaluación.</text:p>
          </table:table-cell>
          <table:table-cell table:style-name="Table2.E4" office:value-type="string">
            <text:p text:style-name="P6"/>
          </table:table-cell>
          <table:table-cell table:style-name="Table2.F4" office:value-type="string">
            <text:p text:style-name="P6"/>
          </table:table-cell>
          <table:table-cell table:style-name="Table2.G4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7">4</text:p>
          </table:table-cell>
          <table:table-cell table:style-name="Table2.B2" office:value-type="string">
            <text:p text:style-name="P11">En el bloque de evaluadores, seleccionar a “evaluador 1”</text:p>
          </table:table-cell>
          <table:table-cell table:style-name="Table2.B2" office:value-type="string">
            <text:p text:style-name="P6"/>
          </table:table-cell>
          <table:table-cell table:style-name="Table2.D5" office:value-type="string">
            <text:p text:style-name="P11">La selección se refleja en la interfaz.</text:p>
          </table:table-cell>
          <table:table-cell table:style-name="Table2.E5" office:value-type="string">
            <text:p text:style-name="P6"/>
          </table:table-cell>
          <table:table-cell table:style-name="Table2.F5" office:value-type="string">
            <text:p text:style-name="P6"/>
          </table:table-cell>
          <table:table-cell table:style-name="Table2.G5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12">5</text:p>
          </table:table-cell>
          <table:table-cell table:style-name="Table2.B2" office:value-type="string">
            <text:p text:style-name="P11">En el bloque de evalua<text:span text:style-name="T22">dores</text:span>, hacer click en el botón “+”.</text:p>
          </table:table-cell>
          <table:table-cell table:style-name="Table2.B2" office:value-type="string">
            <text:p text:style-name="P6"/>
          </table:table-cell>
          <table:table-cell table:style-name="Table2.D6" office:value-type="string">
            <text:p text:style-name="P11">El evaluador se agrega <text:span text:style-name="T22">al bloque.</text:span></text:p>
          </table:table-cell>
          <table:table-cell table:style-name="Table2.E6" office:value-type="string">
            <text:p text:style-name="P6"/>
          </table:table-cell>
          <table:table-cell table:style-name="Table2.F6" office:value-type="string">
            <text:p text:style-name="P6"/>
          </table:table-cell>
          <table:table-cell table:style-name="Table2.G6" office:value-type="string">
            <text:p text:style-name="P6"/>
          </table:table-cell>
        </table:table-row>
        <table:table-row table:style-name="Table2.3">
          <table:table-cell table:style-name="Table2.A2" office:value-type="string">
            <text:p text:style-name="P13">6</text:p>
          </table:table-cell>
          <table:table-cell table:style-name="Table2.B2" office:value-type="string">
            <text:p text:style-name="P14">En el bloque de evaluadores, presionar el botón de eliminar evaluador.</text:p>
          </table:table-cell>
          <table:table-cell table:style-name="Table2.B2" office:value-type="string">
            <text:p text:style-name="P6"/>
          </table:table-cell>
          <table:table-cell table:style-name="Table2.D7" office:value-type="string">
            <text:p text:style-name="P15">El evaluador ya no se encuentra en el bloque.</text:p>
          </table:table-cell>
          <table:table-cell table:style-name="Table2.E7" office:value-type="string">
            <text:p text:style-name="P6"/>
          </table:table-cell>
          <table:table-cell table:style-name="Table2.F7" office:value-type="string">
            <text:p text:style-name="P6"/>
          </table:table-cell>
          <table:table-cell table:style-name="Table2.G7" office:value-type="string">
            <text:p text:style-name="P6"/>
          </table:table-cell>
        </table:table-row>
      </table:table>
      <text:p text:style-name="P18"/>
      <text:p text:style-name="P25"><text:span text:style-name="Default_20_Paragraph_20_Font"><text:span text:style-name="T5">Post-conditions: </text:span></text:span></text:p>
      <text:p text:style-name="P5"><draw:connector text:anchor-type="paragraph" draw:z-index="0" draw:name="Line 11" draw:style-name="gr1" draw:text-style-name="P33" draw:type="line" svg:x1="-0.003cm" svg:y1="-0.44cm" svg:x2="23.213cm" svg:y2="-0.44cm" svg:d="M-4-441h23217" svg:viewBox="0 0 23218 2"><text:p/></draw:connector><draw:connector text:anchor-type="paragraph" draw:z-index="1" draw:name="Line 12" draw:style-name="gr1" draw:text-style-name="P33" draw:type="line" svg:x1="-0.003cm" svg:y1="-0.44cm" svg:x2="-0.003cm" svg:y2="1.508cm" svg:d="M-4-441v1949" svg:viewBox="0 0 2 1951"><text:p/></draw:connector><draw:connector text:anchor-type="paragraph" draw:z-index="2" draw:name="Line 13" draw:style-name="gr1" draw:text-style-name="P33" draw:type="line" svg:x1="23.213cm" svg:y1="-0.44cm" svg:x2="23.213cm" svg:y2="1.508cm" svg:d="M23213-441v1949" svg:viewBox="0 0 2 1951"><text:p/></draw:connector><draw:connector text:anchor-type="paragraph" draw:z-index="3" draw:name="Line 14" draw:style-name="gr1" draw:text-style-name="P33" draw:type="line" svg:x1="-0.003cm" svg:y1="1.51cm" svg:x2="23.213cm" svg:y2="1.51cm" svg:d="M-4 1510h23217" svg:viewBox="0 0 23218 2"><text:p/></draw:connector><text:tab/></text:p>
      <text:p text:style-name="Normal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6:31.505620120</dc:date>
    <meta:print-date>2017-09-14T18:13:00Z</meta:print-date>
    <meta:editing-cycles>19</meta:editing-cycles>
    <meta:editing-duration>PT6H56M58S</meta:editing-duration>
    <meta:document-statistic meta:table-count="2" meta:image-count="0" meta:object-count="0" meta:page-count="2" meta:paragraph-count="46" meta:word-count="229" meta:character-count="1418" meta:non-whitespace-character-count="1230"/>
    <meta:template xlink:type="simple" xlink:actuate="onRequest" xlink:title="" xlink:href="Normal.dotm"/>
  </office:meta>
</office:document-meta>
</file>